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d6c1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d6c1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V</text:span></text:p>
      <text:p text:style-name="P2"><text:span text:style-name="T4">На улице был холодный осенний день. Дождь за ночь лишь разошелся. Около университета остановилась черная машина. Павел поспешил зайти внутрь. Раздевшись, он направился в аудиторию. За плечами у него была гитара, а в руках кожаный портфель. В аудитории он, как обычно, сел на последнем ряду. К нему подошли несколько девушек.</text:span></text:p>
      <text:p text:style-name="P2"><text:span text:style-name="T4">–Паааш, а спой нам, пожалуйста, – попросила одна из них.</text:span></text:p>
      <text:p text:style-name="P2"><text:span text:style-name="T4">–Что вам спеть? Оставьте меня в покое, пожалуйста, – ответил Павел, встряхнув челкой и устремив взгляд обратно в ноутбук.</text:span></text:p>
      <text:p text:style-name="P2"><text:span text:style-name="T4">–Ну пожалуйста, ну Паша, – попросила другая.</text:span></text:p>
      <text:p text:style-name="P2"><text:span text:style-name="T4">–Эх, ладно, все равно ведь не отстанете, – вздохнув, сказал он, доставая гитару.</text:span></text:p>
      <text:p text:style-name="P2"><text:span text:style-name="T4">–На корейском, Паш, – добавила третья.</text:span></text:p>
      <text:p text:style-name="P2"><text:span text:style-name="T4">Павел закатил глаза и, начал петь, корейскую песню. Вокруг него собралась толпа. Слышался приятный мужской голос в сочетании с гитарой. Никто не заметил, как в аудиторию вошла Дарья Дмитриевна. Она резко положила учебники на стол со словами: «Концерт окончен!» Студенты разошлись по местам, но Павел пел, сделав вид, что не заметил замечание. Дарья встала из-за стола и поднялась наверх.</text:span></text:p>
      <text:p text:style-name="P2"><text:span text:style-name="T4">–Павел, что вы себе позволяете! Занятие началось 5 минут назад. Немедленно уберите гитару и сядьте на место. </text:span></text:p>
      <text:p text:style-name="P2"><text:span text:style-name="T4">–Прошу прощения, Дарья Дмитриевна, что отнял у вас какие-то пять минут, – насмешливо ответил Павел, закончив петь.</text:span></text:p>
      <text:p text:style-name="P2"><text:soft-page-break/><text:span text:style-name="T4">–Отвратительное поведение, Павел Даниилович, а в прочем, вы и у себя и у других отнимаете время на проверочную работу.</text:span></text:p>
      <text:p text:style-name="P2"><text:span text:style-name="T4">Вернувшись к доске, Дарья написала задание. Павел окинул задания взглядом, после чего начал писать решение. Уже через 10 минут он стоял у стола Дарьи. </text:span></text:p>
      <text:p text:style-name="P2"><text:span text:style-name="T4">–Ответы верны Павел, но в решении каждого задания допущена одна и та же ошибка, – сказала она, качая головой.</text:span></text:p>
      <text:p text:style-name="P2"><text:span text:style-name="T4">–Ошибаетесь. Это не ошибка, а ключ к решению. Неужели вы не слышали об универсальной схеме решения, выведенной и защищенной мной пару лет назад? </text:span></text:p>
      <text:p text:style-name="P2"><text:span text:style-name="T4">–Но это же несовершенно.</text:span></text:p>
      <text:p text:style-name="P2"><text:span text:style-name="T4">–Зато рационально и универсально. А это в наше время очень важно, Дарья Дмитриевна.</text:span></text:p>
      <text:p text:style-name="P2"><text:span text:style-name="T4">–Ладно, Павел, я засчитаю вашу работу. И еще. В следующий раз устраивайте концерты в другом месте.</text:span></text:p>
      <text:p text:style-name="P2"><text:span text:style-name="T4">Ничего не ответив, Павел поднялся на свое место и устремил взгляд в ноутбук. Занятие подошло к концу. Дарья собрала работы. Студенты разошлись по своим делам на время перемены. </text:span></text:p>
      <text:p text:style-name="P2"><text:span text:style-name="T4">День прошел спокойно. Дарья и Павел еще несколько раз перекинулись принципиальными обозначениями своих позиций. Наконец время занятий подошло к концу. Павел стоял на крыльце университета, наблюдая за дождем и падающими желтыми листьями. Дарья Дмитриевна вышла с папкой документов и, разложив зонт, прошла мимо него. Дождь намочил ступени крыльца.</text:span></text:p>
      <text:p text:style-name="P2"><text:span text:style-name="T4">–Осторожнее, Дарья Дмитриевна. Скользко. Вам помочь может? – самодовольно спросил Павел.</text:span></text:p>
      <text:p text:style-name="P2"><text:soft-page-break/><text:span text:style-name="T4">–Спасибо, обойдусь без вашей помощи, – ответила она и, сделав очередной шаг, поскользнулась. </text:span></text:p>
      <text:p text:style-name="P2"><text:span text:style-name="T4">–Я же вас предупреждал, что нужно осторожнее, – сказал Павел, подавая руку и помогая девушке подняться. </text:span></text:p>
      <text:p text:style-name="P2"><text:span text:style-name="T4">На ее лице виднелись слезы. Она вырвала руку из руки парня и хотела, было, идти, но чуть не упала еще раз. Павел легко подхватил ее на руки и понес к машине.</text:span></text:p>
      <text:p text:style-name="P2"><text:span text:style-name="T4">–Что вы себе позволяете?! – возмутилась девушка.</text:span></text:p>
      <text:p text:style-name="P2"><text:span text:style-name="T4">–Дарья Дмитриевна, вы же понимаете, что вы даже идти нормально не можете? </text:span></text:p>
      <text:p text:style-name="P2"><text:span text:style-name="T4">–Немедленно поставь меня!</text:span></text:p>
      <text:p text:style-name="P2"><text:span text:style-name="T4">–Так. Успокойтесь. Мы едем ко мне.</text:span></text:p>
      <text:p text:style-name="P2"><text:span text:style-name="T4">–Что это значит к тебе. Отпусти меня, немедленно!</text:span></text:p>
      <text:p text:style-name="P2"><text:span text:style-name="T4">Посадив Дарью в машину и сев рядом, Павел захлопнул дверь.</text:span></text:p>
      <text:p text:style-name="P2"><text:span text:style-name="T4">–Евгений, едем домой, – сказал он.</text:span></text:p>
      <text:p text:style-name="P2"><text:span text:style-name="T4">–Хорошо, Павел Даниилович, – ответил водитель.</text:span></text:p>
      <text:p text:style-name="P2"><text:span text:style-name="T4">Дарья сделала возмущенный вид и отвернулась, глядя в окно. Через 15 минут, машина остановилась у трехэтажного загородного дома. </text:span></text:p>
      <text:p text:style-name="P2"><text:span text:style-name="T4">–До дома сама дойдешь? – Спросил Павел.</text:span></text:p>
      <text:p text:style-name="P2"><text:span text:style-name="T4">–А когда это мы перешли на ты?! – еще больше возмутилась Дарья, однако оперлась на плечо Павла и хромая пошла в сторону дома. </text:span></text:p>
      <text:p text:style-name="P2"><text:span text:style-name="T4">Зайдя внутрь, Павел помог ей снять пальто и разуться, после чего подхватил на руки, не обращая внимания на ее возмущения, и отнес на 2 этаж, уложив на мягкий небольшой диван, стоящий у окна. У вас, Дарья Дмитриевна сильный ушиб и легкий вывих. Я принесу вам </text:span><text:soft-page-break/><text:span text:style-name="T4">обезболивающее и чай. Вам надо отдохнуть. Уже через полчаса, девушка спала, а Павел сидел в кресле с учебником и что-то чита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12:12.832000000</meta:creation-date>
    <dc:date>2022-05-15T19:13:16.256000000</dc:date>
    <meta:editing-duration>PT1M3S</meta:editing-duration>
    <meta:editing-cycles>1</meta:editing-cycles>
    <meta:document-statistic meta:table-count="0" meta:image-count="0" meta:object-count="0" meta:page-count="4" meta:paragraph-count="35" meta:word-count="621" meta:character-count="4013" meta:non-whitespace-character-count="3403"/>
    <meta:generator>LibreOffice/7.2.2.2$Windows_X86_64 LibreOffice_project/02b2acce88a210515b4a5bb2e46cbfb63fe97d56</meta:generator>
  </office:meta>
</office:document-meta>
</file>